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solid" draw:stroke-dash="Dash_20_Dot_20_4" svg:stroke-width="0.811cm" svg:stroke-color="#ffffff" draw:marker-start-width="0.971cm" draw:marker-end-width="0.971cm" draw:stroke-linejoin="round" svg:stroke-linecap="butt" draw:textarea-horizontal-align="center" draw:textarea-vertical-align="middle" fo:padding-top="0.523cm" fo:padding-bottom="0.523cm" fo:padding-left="0.648cm" fo:padding-right="0.648cm"/>
    </style:style>
    <style:style style:name="gr3" style:family="graphic" style:parent-style-name="standard">
      <style:graphic-properties draw:stroke="solid" draw:stroke-dash="Dash_20_Dot_20_4" svg:stroke-width="0.353cm" svg:stroke-color="#000000" draw:marker-start-width="0.406cm" draw:marker-end-width="0.406cm" draw:stroke-linejoin="round" svg:stroke-linecap="butt" draw:textarea-horizontal-align="center" draw:textarea-vertical-align="middle" fo:padding-top="0.299cm" fo:padding-bottom="0.299cm" fo:padding-left="0.424cm" fo:padding-right="0.424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ath draw:style-name="gr1" draw:text-style-name="P1" draw:layer="layout" svg:width="3.344cm" svg:height="1.693cm" svg:x="7.993cm" svg:y="2.735cm" svg:viewBox="0 0 3345 1694" svg:d="M239 6c314-10 1327-40 1844 242 518 281 1300 1407 1260 1445-39 39-972-986-1496-1216s-1380-85-1648-165c-269-78-275-295 40-306z">
              <text:p/>
            </draw:path>
            <draw:path draw:style-name="gr1" draw:text-style-name="P1" draw:layer="layout" svg:width="3.113cm" svg:height="1.276cm" svg:x="8.174cm" svg:y="3.072cm" svg:viewBox="0 0 3114 1277" svg:d="M208 75c282-40 1194-164 1679 36 484 200 1259 1127 1226 1165s-938-783-1425-938c-487-154-1251 57-1498 13-247-43-266-236 18-276z">
              <text:p/>
            </draw:path>
            <draw:path draw:style-name="gr1" draw:text-style-name="P1" draw:layer="layout" svg:width="2.878cm" svg:height="0.966cm" svg:x="8.374cm" svg:y="3.356cm" svg:viewBox="0 0 2879 967" svg:d="M178 173c253-62 1069-261 1520-128 450 132 1208 884 1180 921s-896-609-1346-700c-449-91-1126 171-1351 156-226-16-255-186-3-249z">
              <text:p/>
            </draw:path>
            <draw:path draw:style-name="gr1" draw:text-style-name="P1" draw:layer="layout" svg:width="2.627cm" svg:height="0.722cm" svg:x="8.612cm" svg:y="3.58cm" svg:viewBox="0 0 2628 723" svg:d="M154 276c224-81 949-336 1361-263 413 74 1135 672 1112 708s-839-457-1249-494-1005 262-1209 270-240-140-15-221z">
              <text:p/>
            </draw:path>
          </draw:g>
          <draw:g>
            <draw:path draw:style-name="gr1" draw:text-style-name="P1" draw:layer="layout" svg:width="3.344cm" svg:height="1.693cm" svg:x="7.993cm" svg:y="10.331cm" svg:viewBox="0 0 3345 1694" svg:d="M239 1688c314 11 1327 40 1844-242 518-280 1300-1407 1260-1445-39-38-972 986-1496 1216s-1380 86-1648 164c-269 79-275 296 40 307z">
              <text:p/>
            </draw:path>
            <draw:path draw:style-name="gr1" draw:text-style-name="P1" draw:layer="layout" svg:width="3.113cm" svg:height="1.276cm" svg:x="8.174cm" svg:y="10.41cm" svg:viewBox="0 0 3114 1277" svg:d="M208 1202c282 41 1194 165 1679-36 484-200 1259-1127 1226-1165s-938 784-1425 938-1251-57-1498-14c-247 44-266 237 18 277z">
              <text:p/>
            </draw:path>
            <draw:path draw:style-name="gr1" draw:text-style-name="P1" draw:layer="layout" svg:width="2.878cm" svg:height="0.966cm" svg:x="8.374cm" svg:y="10.436cm" svg:viewBox="0 0 2879 967" svg:d="M178 794c253 63 1069 261 1520 129 450-132 1208-885 1180-921-28-37-896 608-1346 700-449 90-1126-172-1351-156-226 15-255 186-3 248z">
              <text:p/>
            </draw:path>
            <draw:path draw:style-name="gr1" draw:text-style-name="P1" draw:layer="layout" svg:width="2.627cm" svg:height="0.721cm" svg:x="8.612cm" svg:y="10.457cm" svg:viewBox="0 0 2628 722" svg:d="M154 447c224 80 949 336 1361 262 413-74 1135-671 1112-707s-839 456-1249 494c-410 36-1005-262-1209-271-204-8-240 141-15 222z">
              <text:p/>
            </draw:path>
          </draw:g>
          <draw:path draw:style-name="gr2" draw:text-style-name="P2" draw:layer="layout" svg:width="2.269cm" svg:height="6.746cm" svg:x="10.167cm" svg:y="3.958cm" svg:viewBox="0 0 2270 6747" svg:d="M0 0c301 0 590 120 803 332 212 213 332 502 332 803v1104c0 626 508 1135 1135 1135-627 0-1135 508-1135 1134v1105c0 626-508 1134-1135 1134">
            <text:p/>
          </draw:path>
          <draw:path draw:style-name="gr3" draw:text-style-name="P2" draw:layer="layout" svg:width="2.269cm" svg:height="6.746cm" svg:x="10.237cm" svg:y="3.942cm" svg:viewBox="0 0 2270 6747" svg:d="M0 0c301 0 590 120 803 332 212 213 332 502 332 803v1104c0 626 508 1135 1135 1135-627 0-1135 508-1135 1134v1105c0 626-508 1134-1135 1134">
            <text:p/>
          </draw:path>
          <draw:g>
            <draw:path draw:style-name="gr1" draw:text-style-name="P1" draw:layer="layout" svg:width="3.344cm" svg:height="1.693cm" svg:x="3.514cm" svg:y="2.735cm" svg:viewBox="0 0 3345 1694" svg:d="M3106 6c-314-10-1327-40-1844 242-518 281-1300 1407-1261 1445 40 39 972-986 1496-1216s1381-85 1649-165c269-78 274-295-40-306z">
              <text:p/>
            </draw:path>
            <draw:path draw:style-name="gr1" draw:text-style-name="P1" draw:layer="layout" svg:width="3.113cm" svg:height="1.276cm" svg:x="3.563cm" svg:y="3.072cm" svg:viewBox="0 0 3114 1277" svg:d="M2907 75c-283-40-1195-164-1680 36-484 200-1259 1127-1226 1165s938-783 1425-938c487-154 1251 57 1498 13 247-43 266-236-17-276z">
              <text:p/>
            </draw:path>
            <draw:path draw:style-name="gr1" draw:text-style-name="P1" draw:layer="layout" svg:width="2.878cm" svg:height="0.966cm" svg:x="3.598cm" svg:y="3.356cm" svg:viewBox="0 0 2879 967" svg:d="M2701 173c-253-62-1070-261-1520-128-450 132-1208 884-1180 921 27 37 896-609 1346-700 449-91 1126 171 1351 156 226-16 255-186 3-249z">
              <text:p/>
            </draw:path>
            <draw:path draw:style-name="gr1" draw:text-style-name="P1" draw:layer="layout" svg:width="2.627cm" svg:height="0.722cm" svg:x="3.612cm" svg:y="3.58cm" svg:viewBox="0 0 2628 723" svg:d="M2474 276c-224-81-949-336-1361-263-413 74-1135 672-1112 708 22 36 839-457 1249-494s1005 262 1209 270 240-140 15-221z">
              <text:p/>
            </draw:path>
          </draw:g>
          <draw:g>
            <draw:path draw:style-name="gr1" draw:text-style-name="P1" draw:layer="layout" svg:width="3.344cm" svg:height="1.693cm" svg:x="3.514cm" svg:y="10.331cm" svg:viewBox="0 0 3345 1694" svg:d="M3106 1688c-314 11-1327 40-1844-242-518-280-1300-1407-1261-1445 40-38 972 986 1496 1216s1381 86 1649 164c269 79 274 296-40 307z">
              <text:p/>
            </draw:path>
            <draw:path draw:style-name="gr1" draw:text-style-name="P1" draw:layer="layout" svg:width="3.113cm" svg:height="1.276cm" svg:x="3.563cm" svg:y="10.41cm" svg:viewBox="0 0 3114 1277" svg:d="M2907 1202c-283 41-1195 165-1680-36-484-200-1259-1127-1226-1165s938 784 1425 938 1251-57 1498-14c247 44 266 237-17 277z">
              <text:p/>
            </draw:path>
            <draw:path draw:style-name="gr1" draw:text-style-name="P1" draw:layer="layout" svg:width="2.878cm" svg:height="0.966cm" svg:x="3.598cm" svg:y="10.436cm" svg:viewBox="0 0 2879 967" svg:d="M2701 794c-253 63-1070 261-1520 129s-1208-885-1180-921c27-37 896 608 1346 700 449 90 1126-172 1351-156 226 15 255 186 3 248z">
              <text:p/>
            </draw:path>
            <draw:path draw:style-name="gr1" draw:text-style-name="P1" draw:layer="layout" svg:width="2.627cm" svg:height="0.721cm" svg:x="3.612cm" svg:y="10.457cm" svg:viewBox="0 0 2628 722" svg:d="M2474 447c-224 80-949 336-1361 262-413-74-1135-671-1112-707 22-36 839 456 1249 494 410 36 1005-262 1209-271 204-8 240 141 15 222z">
              <text:p/>
            </draw:path>
          </draw:g>
          <draw:path draw:style-name="gr2" draw:text-style-name="P2" draw:layer="layout" svg:width="2.269cm" svg:height="6.746cm" svg:x="2.319cm" svg:y="3.958cm" svg:viewBox="0 0 2270 6747" svg:d="M2270 0c-301 0-590 120-803 332-213 213-333 502-333 803v1104c0 626-507 1135-1134 1135 627 0 1134 508 1134 1134v1105c0 626 509 1134 1136 1134">
            <text:p/>
          </draw:path>
          <draw:path draw:style-name="gr3" draw:text-style-name="P2" draw:layer="layout" svg:width="2.269cm" svg:height="6.746cm" svg:x="2.254cm" svg:y="3.942cm" svg:viewBox="0 0 2270 6747" svg:d="M2270 0c-301 0-590 120-803 332-213 213-333 502-333 803v1104c0 626-507 1135-1134 1135 627 0 1134 508 1134 1134v1105c0 626 509 1134 1136 1134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76cm" fo:page-height="14.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9T22:05:44.890969160</meta:creation-date>
    <meta:editing-duration>PT3H13M56S</meta:editing-duration>
    <meta:editing-cycles>5</meta:editing-cycles>
    <meta:generator>LibreOffice/7.3.7.2$Linux_X86_64 LibreOffice_project/30$Build-2</meta:generator>
    <dc:date>2023-12-23T14:25:19.844607938</dc:date>
    <meta:document-statistic meta:object-count="25"/>
  </office:meta>
</office:document-meta>
</file>